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42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Courier 10 Pitch"/>
    </style:style>
    <style:style style:name="P2" style:family="paragraph">
      <style:paragraph-properties fo:text-align="center"/>
    </style:style>
    <style:style style:name="T1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413cm" svg:x="1.586cm" svg:y="3.483cm">
          <text:p text:style-name="P1"><text:span text:style-name="T1">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413cm" svg:x="7.886cm" svg:y="3.484cm">
          <text:p text:style-name="P1"><text:span text:style-name="T1">hea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413cm" svg:x="7.886cm" svg:y="7.484cm">
          <text:p text:style-name="P2"><text:span text:style-name="T1">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413cm" svg:x="13.286cm" svg:y="7.485cm">
          <text:p text:style-name="P2"><text:span text:style-name="T1">h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413cm" svg:x="13.886cm" svg:y="13.585cm">
          <text:p text:style-name="P1"><text:span text:style-name="T1">div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413cm" svg:x="18.686cm" svg:y="4.486cm">
          <text:p text:style-name="P1"><text:span text:style-name="T1">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413cm" svg:x="18.686cm" svg:y="7.486cm">
          <text:p text:style-name="P1"><text:span text:style-name="T1">e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413cm" svg:x="19.286cm" svg:y="12.187cm">
          <text:p text:style-name="P1"><text:span text:style-name="T1">im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413cm" svg:x="19.286cm" svg:y="15.187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413cm" svg:x="23.886cm" svg:y="7.487cm">
          <text:p text:style-name="P1"><text:span text:style-name="T1">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413cm" svg:x="24.486cm" svg:y="15.288cm">
          <text:p text:style-name="P1"><text:span text:style-name="T1">tex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561cm" svg:y1="4.726cm" svg:x2="7.847cm" svg:y2="4.726cm">
          <text:p/>
        </draw:line>
        <draw:line draw:style-name="gr2" draw:text-style-name="P2" draw:layer="layout" svg:x1="5.572cm" svg:y1="4.81cm" svg:x2="7.874cm" svg:y2="8.563cm">
          <text:p/>
        </draw:line>
        <draw:line draw:style-name="gr2" draw:text-style-name="P2" draw:layer="layout" svg:x1="11.884cm" svg:y1="8.69cm" svg:x2="13.154cm" svg:y2="8.69cm">
          <text:p/>
        </draw:line>
        <draw:line draw:style-name="gr2" draw:text-style-name="P2" draw:layer="layout" svg:x1="17.284cm" svg:y1="8.69cm" svg:x2="18.554cm" svg:y2="8.69cm">
          <text:p/>
        </draw:line>
        <draw:line draw:style-name="gr2" draw:text-style-name="P2" draw:layer="layout" svg:x1="17.218cm" svg:y1="8.69cm" svg:x2="18.747cm" svg:y2="5.626cm">
          <text:p/>
        </draw:line>
        <draw:line draw:style-name="gr2" draw:text-style-name="P2" draw:layer="layout" svg:x1="22.584cm" svg:y1="8.69cm" svg:x2="23.854cm" svg:y2="8.69cm">
          <text:p/>
        </draw:line>
        <draw:line draw:style-name="gr2" draw:text-style-name="P2" draw:layer="layout" svg:x1="17.884cm" svg:y1="14.79cm" svg:x2="19.342cm" svg:y2="16.564cm">
          <text:p/>
        </draw:line>
        <draw:line draw:style-name="gr2" draw:text-style-name="P2" draw:layer="layout" svg:x1="17.945cm" svg:y1="14.786cm" svg:x2="19.342cm" svg:y2="13.389cm">
          <text:p/>
        </draw:line>
        <draw:line draw:style-name="gr2" draw:text-style-name="P2" draw:layer="layout" svg:x1="23.184cm" svg:y1="16.49cm" svg:x2="24.454cm" svg:y2="16.49cm">
          <text:p/>
        </draw:line>
        <draw:line draw:style-name="gr2" draw:text-style-name="P2" draw:layer="layout" svg:x1="11.922cm" svg:y1="8.747cm" svg:x2="13.7cm" svg:y2="14.7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 </meta:initial-creator>
    <meta:creation-date>2015-04-11T19:15:21.654041656</meta:creation-date>
    <dc:date>2015-04-11T20:18:51.283448344</dc:date>
    <dc:creator>al </dc:creator>
    <meta:editing-duration>PT48M16S</meta:editing-duration>
    <meta:editing-cycles>3</meta:editing-cycles>
    <meta:generator>LibreOffice/4.1.3.2$Linux_x86 LibreOffice_project/410m0$Build-2</meta:generator>
    <meta:document-statistic meta:object-count="21"/>
  </office:meta>
</office:document-meta>
</file>